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rsid="00089759" officeooo:paragraph-rsid="00089759"/>
    </style:style>
    <style:style style:name="P3" style:family="paragraph" style:parent-style-name="Standard">
      <style:paragraph-properties fo:line-height="200%" fo:text-align="center" style:justify-single-word="false"/>
      <style:text-properties fo:font-weight="bold" officeooo:rsid="00089759" officeooo:paragraph-rsid="00089759" style:font-weight-asian="bold" style:font-weight-complex="bold"/>
    </style:style>
    <style:style style:name="P4" style:family="paragraph" style:parent-style-name="Standard">
      <style:paragraph-properties fo:line-height="200%" fo:text-align="start" style:justify-single-word="false"/>
      <style:text-properties officeooo:paragraph-rsid="00094a0a"/>
    </style:style>
    <style:style style:name="P5" style:family="paragraph" style:parent-style-name="Standard">
      <style:paragraph-properties fo:line-height="200%" fo:text-align="center" style:justify-single-word="false"/>
      <style:text-properties officeooo:paragraph-rsid="00094a0a"/>
    </style:style>
    <style:style style:name="P6" style:family="paragraph" style:parent-style-name="Standard">
      <style:paragraph-properties fo:line-height="200%" fo:text-align="start" style:justify-single-word="false"/>
      <style:text-properties officeooo:rsid="000b6ffb" officeooo:paragraph-rsid="000b6ffb"/>
    </style:style>
    <style:style style:name="T1" style:family="text">
      <style:text-properties fo:font-weight="bold" style:font-weight-asian="bold" style:font-weight-complex="bold"/>
    </style:style>
    <style:style style:name="T2" style:family="text">
      <style:text-properties fo:font-weight="bold" officeooo:rsid="00089759" style:font-weight-asian="bold" style:font-weight-complex="bold"/>
    </style:style>
    <style:style style:name="T3" style:family="text">
      <style:text-properties fo:font-weight="normal" officeooo:rsid="00089759" style:font-weight-asian="normal" style:font-weight-complex="normal"/>
    </style:style>
    <style:style style:name="T4" style:family="text">
      <style:text-properties fo:font-weight="normal" officeooo:rsid="000b6ffb" style:font-weight-asian="normal" style:font-weight-complex="normal"/>
    </style:style>
    <style:style style:name="T5" style:family="text">
      <style:text-properties fo:font-weight="normal" officeooo:rsid="00094a0a"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0c2a07" style:font-weight-asian="normal" style:font-weight-complex="normal"/>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Cole Thorpe</text:span><text:span text:style-name="T1"/></text:p>
      <text:p text:style-name="P2" loext:marker-style-name="T1"><text:span text:style-name="T1">Mini Report</text:span></text:p>
      <text:p text:style-name="P1" loext:marker-style-name="T1"><text:span text:style-name="T1">PHYS 2215</text:span><text:span text:style-name="T1"/></text:p>
      <text:p text:style-name="P1" loext:marker-style-name="T1"><text:span text:style-name="T1">Matthew Pellegrini</text:span><text:span text:style-name="T1"/></text:p>
      <text:p text:style-name="P3">Report</text:p>
      <text:p text:style-name="P4"><text:span text:style-name="T2"><text:tab/></text:span><text:span text:style-name="T3">This lab I missed looked into inertia, and how colliding objects interact </text:span><text:span text:style-name="T4">and Newton’s Third Law</text:span><text:span text:style-name="T3">. The equipment involved an Apple Mac, the software Capstone, an Air track, 2 motion sensors, 2 gliders with different masses, and a scale. </text:span><text:span text:style-name="T5">The materials was set up for each glider on the air track to collide. The goal of the experiment is to verify the following equation where </text:span><text:span text:style-name="T5"><draw:frame draw:style-name="fr1" draw:name="Object2" text:anchor-type="as-char" svg:y="-0.15in" svg:width="1.2791in" svg:height="0.211in" draw:z-index="0"><draw:object xlink:href="./Object 2" xlink:type="simple" xlink:show="embed" xlink:actuate="onLoad"/><draw:image xlink:href="./ObjectReplacements/Object 2" xlink:type="simple" xlink:show="embed" xlink:actuate="onLoad"/></draw:frame></text:span><text:span text:style-name="T5">,</text:span></text:p>
      <text:p text:style-name="P5"><text:span text:style-name="T5"><draw:frame draw:style-name="fr1" draw:name="Object1" text:anchor-type="as-char" svg:y="-0.2701in" svg:width="0.3626in" svg:height="0.4465in" draw:z-index="1"><draw:object xlink:href="./Object 1" xlink:type="simple" xlink:show="embed" xlink:actuate="onLoad"/><draw:image xlink:href="./ObjectReplacements/Object 1" xlink:type="simple" xlink:show="embed" xlink:actuate="onLoad"/></draw:frame></text:span></text:p>
      <text:p text:style-name="P6"><text:span text:style-name="T5">W</text:span><text:span text:style-name="T6">e are given several trials to test out interactions between the gliders using rubber band bumpers, and then magnet bumpers (where they are repulsed by each other). After you’ll do some analysis of the data, primarily with the data from both gliders moving into each other with a rubber band bumper. We are to study how this verifies Newton’s Third Law, the momentum conserved, and the type of collision</text:span></text:p>
      <text:p text:style-name="P6"><text:span text:style-name="T6"><text:tab/>Generally, when the gliders collide, the mass of the smaller glider will end up with a higher velocity than the larger glider. When the larger glider collides with the smaller one there is more force transferred into i</text:span><text:span text:style-name="T7">t, causing the smaller glider to fly and the larger one to slow</text:span><text:span text:style-name="T6">. </text:span><text:span text:style-name="T7">And when the smaller glider collides with the larger one the large glider will move slower while the small glider loses all velocity.</text:span><text:span text:style-name="T6"> I believe the reason why there are tests with rubber band bumpers, and magnet bumpers is to look for differences in elastic and inelastic equations. The rubber bands colliding will result in elastic collisions where the energy is conserved, while the m</text:span><text:span text:style-name="T7">agnets</text:span><text:span text:style-name="T6"> colliding </text:span><text:span text:style-name="T7">result in inelastic collisions where energy is lost, but momentum is kep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style:font-family-asian="'Noto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5T18:42:08</meta:creation-date>
    <dc:language>en-US</dc:language>
    <meta:print-date>2025-02-25T22:08:11</meta:print-date>
    <dc:date>2025-03-04T21:38:54.001104361</dc:date>
    <meta:editing-cycles>5</meta:editing-cycles>
    <meta:editing-duration>PT21M18S</meta:editing-duration>
    <meta:generator>LibreOffice/24.8.4.2$Linux_X86_64 LibreOffice_project/480$Build-2</meta:generator>
    <meta:document-statistic meta:table-count="0" meta:image-count="0" meta:object-count="2" meta:page-count="1" meta:paragraph-count="9" meta:word-count="272" meta:character-count="1596" meta:non-whitespace-character-count="1330"/>
    <meta:user-defined meta:name="AppVersion">15.0000</meta:user-defined>
  </office:meta>
</office:document-meta>
</file>

<file path=Object 1/content.xml><?xml version="1.0" encoding="utf-8"?>
<math xmlns="http://www.w3.org/1998/Math/MathML" display="block">
  <semantics>
    <mfrac>
      <mrow>
        <mo fence="true" form="prefix" stretchy="true">|</mo>
        <mrow>
          <mrow>
            <mi mathvariant="normal">Δ</mi>
            <msub>
              <mi>v</mi>
              <mn>1</mn>
            </msub>
          </mrow>
        </mrow>
        <mo fence="true" form="postfix" stretchy="true">|</mo>
      </mrow>
      <mrow>
        <mo fence="true" form="prefix" stretchy="true">|</mo>
        <mrow>
          <mrow>
            <mi mathvariant="normal">Δ</mi>
            <msub>
              <mi>v</mi>
              <mn>2</mn>
            </msub>
          </mrow>
        </mrow>
        <mo fence="true" form="postfix" stretchy="true">|</mo>
      </mrow>
    </mfrac>
    <annotation encoding="StarMath 5.0">frac{abs{%DELTA v_{1}}}{abs{%DELTA v_2}}</annotation>
  </semantics>
</math>
</file>

<file path=Object 2/content.xml><?xml version="1.0" encoding="utf-8"?>
<math xmlns="http://www.w3.org/1998/Math/MathML" display="block">
  <semantics>
    <mrow>
      <mrow>
        <mo fence="true" form="prefix" stretchy="true">|</mo>
        <mrow>
          <mrow>
            <mi mathvariant="normal">Δ</mi>
            <mi>v</mi>
          </mrow>
        </mrow>
        <mo fence="true" form="postfix" stretchy="true">|</mo>
      </mrow>
      <mo stretchy="false">=</mo>
      <mrow>
        <mo fence="true" form="prefix" stretchy="true">|</mo>
        <mrow>
          <mrow>
            <msub>
              <mi>v</mi>
              <mi mathvariant="italic">after</mi>
            </msub>
            <mo stretchy="false">−</mo>
            <msub>
              <mi>v</mi>
              <mi mathvariant="italic">before</mi>
            </msub>
          </mrow>
        </mrow>
        <mo fence="true" form="postfix" stretchy="true">|</mo>
      </mrow>
    </mrow>
    <annotation encoding="StarMath 5.0">abs{ %DELTA v}=abs{  v_{after} - v_{before} }</annotation>
  </semantics>
</math>
</file>